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line-height="150%" fo:text-align="center" style:justify-single-word="false"/>
      <style:text-properties officeooo:paragraph-rsid="002214fd"/>
    </style:style>
    <style:style style:name="P2" style:family="paragraph" style:parent-style-name="Text_20_body">
      <style:paragraph-properties fo:line-height="150%" fo:text-align="center" style:justify-single-word="false"/>
      <style:text-properties officeooo:paragraph-rsid="00221354"/>
    </style:style>
    <style:style style:name="P3" style:family="paragraph" style:parent-style-name="Text_20_body">
      <style:paragraph-properties fo:line-height="150%" fo:text-align="center" style:justify-single-word="false"/>
      <style:text-properties officeooo:paragraph-rsid="0023ae7e"/>
    </style:style>
    <style:style style:name="P4" style:family="paragraph" style:parent-style-name="Text_20_body">
      <style:paragraph-properties fo:line-height="150%" fo:text-align="start" style:justify-single-word="false"/>
    </style:style>
    <style:style style:name="P5" style:family="paragraph" style:parent-style-name="Text_20_body">
      <style:paragraph-properties fo:line-height="150%" fo:text-align="start" style:justify-single-word="false"/>
      <style:text-properties officeooo:paragraph-rsid="002214fd"/>
    </style:style>
    <style:style style:name="P6" style:family="paragraph" style:parent-style-name="Text_20_body">
      <style:paragraph-properties fo:line-height="150%" fo:text-align="start" style:justify-single-word="false"/>
      <style:text-properties officeooo:paragraph-rsid="0023ae7e"/>
    </style:style>
    <style:style style:name="P7" style:family="paragraph" style:parent-style-name="Text_20_body">
      <style:paragraph-properties fo:line-height="150%" fo:text-align="center" style:justify-single-word="false"/>
      <style:text-properties fo:font-weight="normal"/>
    </style:style>
    <style:style style:name="P8" style:family="paragraph" style:parent-style-name="Text_20_body">
      <style:paragraph-properties fo:line-height="150%" fo:text-align="center" style:justify-single-word="false"/>
      <style:text-properties fo:font-weight="normal" officeooo:paragraph-rsid="00069d01"/>
    </style:style>
    <style:style style:name="P9" style:family="paragraph" style:parent-style-name="Text_20_body">
      <style:paragraph-properties fo:line-height="150%" fo:text-align="center" style:justify-single-word="false"/>
      <style:text-properties fo:font-weight="normal" officeooo:paragraph-rsid="00221354"/>
    </style:style>
    <style:style style:name="P10" style:family="paragraph" style:parent-style-name="Text_20_body">
      <style:paragraph-properties fo:line-height="150%" fo:text-align="center" style:justify-single-word="false"/>
      <style:text-properties fo:font-weight="normal" officeooo:paragraph-rsid="002214fd"/>
    </style:style>
    <style:style style:name="P11" style:family="paragraph" style:parent-style-name="Text_20_body">
      <style:paragraph-properties fo:line-height="150%" fo:text-align="center" style:justify-single-word="false"/>
      <style:text-properties fo:font-weight="normal" officeooo:paragraph-rsid="0023ae7e"/>
    </style:style>
    <style:style style:name="P12" style:family="paragraph" style:parent-style-name="Text_20_body">
      <style:paragraph-properties fo:line-height="150%" fo:text-align="start" style:justify-single-word="false"/>
      <style:text-properties fo:font-weight="normal"/>
    </style:style>
    <style:style style:name="P13" style:family="paragraph" style:parent-style-name="Text_20_body">
      <style:paragraph-properties fo:line-height="150%" fo:text-align="start" style:justify-single-word="false"/>
      <style:text-properties fo:font-weight="normal" officeooo:paragraph-rsid="00221354"/>
    </style:style>
    <style:style style:name="P14" style:family="paragraph" style:parent-style-name="Text_20_body">
      <style:paragraph-properties fo:margin-top="0.1665in" fo:margin-bottom="0.0972in" loext:contextual-spacing="false" fo:line-height="150%" fo:text-align="center" style:justify-single-word="false" style:writing-mode="lr-tb"/>
      <style:text-properties fo:font-variant="normal" fo:text-transform="none" fo:color="#0e101a" style:text-line-through-style="none" style:text-line-through-type="none" style:font-name="Times New Roman" fo:font-size="12pt" fo:font-style="normal" style:text-underline-style="none" fo:font-weight="bold" style:text-blinking="false" fo:background-color="transparent"/>
    </style:style>
    <style:style style:name="P15" style:family="paragraph" style:parent-style-name="Text_20_body">
      <style:paragraph-properties fo:margin-top="0.1665in" fo:margin-bottom="0.0972in" loext:contextual-spacing="false" fo:line-height="150%" fo:text-align="center" style:justify-single-word="false" style:writing-mode="lr-tb"/>
      <style:text-properties fo:font-variant="normal" fo:text-transform="none" fo:color="#0e101a" style:text-line-through-style="none" style:text-line-through-type="none" style:font-name="Times New Roman" fo:font-size="12pt" fo:font-style="normal" style:text-underline-style="none" fo:font-weight="bold" officeooo:rsid="0023ae7e" officeooo:paragraph-rsid="0023ae7e" style:text-blinking="false" fo:background-color="transparent"/>
    </style:style>
    <style:style style:name="P16" style:family="paragraph" style:parent-style-name="Text_20_body">
      <style:paragraph-properties fo:margin-top="0.1665in" fo:margin-bottom="0.0972in" loext:contextual-spacing="false" fo:line-height="150%" fo:text-align="center" style:justify-single-word="false" style:writing-mode="lr-tb"/>
      <style:text-properties fo:font-variant="normal" fo:text-transform="none" fo:color="#0e101a" style:text-line-through-style="none" style:text-line-through-type="none" style:font-name="Times New Roman" fo:font-size="12pt" fo:font-style="normal" style:text-underline-style="none" fo:font-weight="normal" style:text-blinking="false" fo:background-color="transparent"/>
    </style:style>
    <style:style style:name="P17" style:family="paragraph" style:parent-style-name="Text_20_body">
      <style:paragraph-properties fo:margin-top="0.1665in" fo:margin-bottom="0in" loext:contextual-spacing="false" fo:line-height="150%" fo:text-align="start" style:justify-single-word="false" style:writing-mode="lr-tb"/>
      <style:text-properties fo:font-variant="normal" fo:text-transform="none" fo:color="#0e101a" style:text-line-through-style="none" style:text-line-through-type="none" style:font-name="Times New Roman" fo:font-size="12pt" fo:font-style="normal" style:text-underline-style="none" fo:font-weight="normal" style:text-blinking="false" fo:background-color="transparent"/>
    </style:style>
    <style:style style:name="P18" style:family="paragraph" style:parent-style-name="Text_20_body">
      <style:paragraph-properties fo:margin-top="0.1665in" fo:margin-bottom="0in" loext:contextual-spacing="false" fo:line-height="150%" fo:text-align="start" style:justify-single-word="false" style:writing-mode="lr-tb"/>
      <style:text-properties fo:font-variant="normal" fo:text-transform="none" fo:color="#0e101a" style:text-line-through-style="none" style:text-line-through-type="none" style:font-name="Times New Roman" fo:font-size="12pt" fo:font-style="normal" style:text-underline-style="none" fo:font-weight="normal" officeooo:rsid="00212529" officeooo:paragraph-rsid="00233f15" style:text-blinking="false" fo:background-color="transparent"/>
    </style:style>
    <style:style style:name="P19" style:family="paragraph" style:parent-style-name="Text_20_body">
      <style:paragraph-properties fo:margin-top="0.1665in" fo:margin-bottom="0in" loext:contextual-spacing="false" fo:line-height="150%" fo:text-align="start" style:justify-single-word="false" style:writing-mode="lr-tb"/>
      <style:text-properties fo:font-variant="normal" fo:text-transform="none" fo:color="#0e101a" style:text-line-through-style="none" style:text-line-through-type="none" style:font-name="Times New Roman" fo:font-size="12pt" fo:font-style="normal" style:text-underline-style="none" fo:font-weight="normal" officeooo:rsid="0024b49c" officeooo:paragraph-rsid="0024b49c" style:text-blinking="false" fo:background-color="transparent" style:font-weight-asian="normal" style:font-weight-complex="normal"/>
    </style:style>
    <style:style style:name="P20" style:family="paragraph" style:parent-style-name="Text_20_body">
      <style:paragraph-properties fo:margin-top="0.1665in" fo:margin-bottom="0in" loext:contextual-spacing="false" fo:line-height="150%" fo:text-align="start" style:justify-single-word="false" style:writing-mode="lr-tb"/>
      <style:text-properties fo:font-variant="normal" fo:text-transform="none" fo:color="#0e101a" style:text-line-through-style="none" style:text-line-through-type="none" style:font-name="Times New Roman" fo:font-size="12pt" fo:font-style="normal" style:text-underline-style="none" fo:font-weight="bold" style:text-blinking="false" fo:background-color="transparent"/>
    </style:style>
    <style:style style:name="P21" style:family="paragraph" style:parent-style-name="Text_20_body">
      <style:paragraph-properties fo:margin-top="0.1665in" fo:margin-bottom="0in" loext:contextual-spacing="false" fo:line-height="150%" fo:text-align="start" style:justify-single-word="false" style:writing-mode="lr-tb"/>
      <style:text-properties fo:font-variant="normal" fo:text-transform="none" fo:color="#0e101a" style:text-line-through-style="none" style:text-line-through-type="none" style:font-name="Times New Roman" fo:font-size="12pt" fo:font-style="normal" style:text-underline-style="none" fo:font-weight="bold" officeooo:paragraph-rsid="00221354" style:text-blinking="false" fo:background-color="transparent"/>
    </style:style>
    <style:style style:name="P22" style:family="paragraph" style:parent-style-name="Text_20_body">
      <style:paragraph-properties fo:margin-top="0.1665in" fo:margin-bottom="0in" loext:contextual-spacing="false" fo:line-height="150%" fo:text-align="center" style:justify-single-word="false" style:writing-mode="lr-tb"/>
      <style:text-properties fo:font-variant="normal" fo:text-transform="none" fo:color="#0e101a" style:text-line-through-style="none" style:text-line-through-type="none" style:font-name="Times New Roman" fo:font-size="12pt" fo:font-style="normal" style:text-underline-style="none" fo:font-weight="bold" style:text-blinking="false" fo:background-color="transparent"/>
    </style:style>
    <style:style style:name="P23" style:family="paragraph" style:parent-style-name="Text_20_body">
      <style:paragraph-properties fo:margin-top="0.1665in" fo:margin-bottom="0in" loext:contextual-spacing="false" fo:line-height="150%" fo:text-align="start" style:justify-single-word="false" style:writing-mode="lr-tb"/>
      <style:text-properties fo:font-variant="normal" fo:text-transform="none" fo:color="#0e101a" style:text-line-through-style="none" style:text-line-through-type="none" style:text-underline-style="none" style:text-blinking="false" fo:background-color="transparent"/>
    </style:style>
    <style:style style:name="P24" style:family="paragraph" style:parent-style-name="Text_20_body">
      <style:paragraph-properties fo:margin-top="0.1665in" fo:margin-bottom="0in" loext:contextual-spacing="false" fo:line-height="150%"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style>
    <style:style style:name="P25" style:family="paragraph" style:parent-style-name="Text_20_body">
      <style:paragraph-properties fo:margin-top="0.1665in" fo:margin-bottom="0in" loext:contextual-spacing="false" fo:line-height="150%"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officeooo:paragraph-rsid="00233f15" style:text-blinking="false" fo:background-color="transparent"/>
    </style:style>
    <style:style style:name="P26" style:family="paragraph" style:parent-style-name="Text_20_body">
      <style:paragraph-properties fo:margin-top="0.1665in" fo:margin-bottom="0in" loext:contextual-spacing="false" fo:line-height="150%"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7" style:family="paragraph" style:parent-style-name="Text_20_body">
      <style:paragraph-properties fo:margin-top="0.1665in" fo:margin-bottom="0in" loext:contextual-spacing="false" fo:line-height="150%"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eea73" style:text-blinking="false" fo:background-color="transparent"/>
    </style:style>
    <style:style style:name="P28" style:family="paragraph" style:parent-style-name="Text_20_body">
      <style:paragraph-properties fo:margin-top="0.1665in" fo:margin-bottom="0in" loext:contextual-spacing="false" fo:line-height="150%" fo:text-align="start" style:justify-single-word="false" style:writing-mode="lr-tb"/>
      <style:text-properties fo:font-variant="normal" fo:text-transform="none" fo:color="#000000" style:text-line-through-style="none" style:text-line-through-type="none" style:text-underline-style="none" officeooo:paragraph-rsid="00233f15" style:text-blinking="false" fo:background-color="transparent"/>
    </style:style>
    <style:style style:name="P29" style:family="paragraph" style:parent-style-name="Text_20_body">
      <style:paragraph-properties fo:margin-top="0.1665in" fo:margin-bottom="0in" loext:contextual-spacing="false" fo:line-height="150%" fo:text-align="start" style:justify-single-word="false" style:writing-mode="lr-tb"/>
      <style:text-properties fo:font-weight="normal"/>
    </style:style>
    <style:style style:name="P30" style:family="paragraph" style:parent-style-name="Text_20_body">
      <style:paragraph-properties fo:margin-top="0.1665in" fo:margin-bottom="0in" loext:contextual-spacing="false" fo:line-height="150%" fo:text-align="start" style:justify-single-word="false" style:writing-mode="lr-tb"/>
    </style:style>
    <style:style style:name="P31" style:family="paragraph" style:parent-style-name="Text_20_body">
      <style:paragraph-properties fo:margin-top="0.1665in" fo:margin-bottom="0in" loext:contextual-spacing="false" fo:line-height="150%" fo:text-align="start" style:justify-single-word="false" style:writing-mode="lr-tb"/>
      <style:text-properties officeooo:paragraph-rsid="002214fd"/>
    </style:style>
    <style:style style:name="P32" style:family="paragraph" style:parent-style-name="Text_20_body">
      <style:paragraph-properties fo:margin-top="0.1665in" fo:margin-bottom="0in" loext:contextual-spacing="false" fo:line-height="150%" fo:text-align="start" style:justify-single-word="false" style:writing-mode="lr-tb"/>
      <style:text-properties officeooo:paragraph-rsid="00233f15"/>
    </style:style>
    <style:style style:name="P33" style:family="paragraph" style:parent-style-name="Text_20_body">
      <style:paragraph-properties fo:margin-top="0.1665in" fo:margin-bottom="0in" loext:contextual-spacing="false" fo:line-height="150%" fo:text-align="start" style:justify-single-word="false" style:writing-mode="lr-tb"/>
      <style:text-properties officeooo:paragraph-rsid="00266d0c"/>
    </style:style>
    <style:style style:name="P34" style:family="paragraph" style:parent-style-name="Text_20_body">
      <style:paragraph-properties fo:margin-top="0.1665in" fo:margin-bottom="0in" loext:contextual-spacing="false" fo:line-height="150%" fo:text-align="center" style:justify-single-word="false" style:writing-mode="lr-tb"/>
    </style:style>
    <style:style style:name="P35" style:family="paragraph" style:parent-style-name="Text_20_body">
      <style:paragraph-properties fo:margin-top="0.1665in" fo:margin-bottom="0in" loext:contextual-spacing="false" fo:line-height="150%" fo:text-align="center" style:justify-single-word="false" style:writing-mode="lr-tb"/>
      <style:text-properties officeooo:paragraph-rsid="002214fd"/>
    </style:style>
    <style:style style:name="P36" style:family="paragraph" style:parent-style-name="Text_20_body">
      <style:paragraph-properties fo:margin-top="0.0417in" fo:margin-bottom="0.0417in" loext:contextual-spacing="false" fo:line-height="150%" fo:text-align="start" style:justify-single-word="false" style:writing-mode="lr-tb"/>
      <style:text-properties fo:font-weight="normal"/>
    </style:style>
    <style:style style:name="P37" style:family="paragraph" style:parent-style-name="Text_20_body">
      <style:paragraph-properties fo:margin-top="0.0417in" fo:margin-bottom="0.0417in" loext:contextual-spacing="false" fo:line-height="150%"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38" style:family="paragraph" style:parent-style-name="Text_20_body">
      <loext:graphic-properties draw:fill="none" draw:fill-color="#ffffff"/>
      <style:paragraph-properties fo:margin-top="0in" fo:margin-bottom="0in" loext:contextual-spacing="false" fo:line-height="150%" fo:text-align="start" style:justify-single-word="false" fo:background-color="transparent" style:writing-mode="lr-tb"/>
      <style:text-properties officeooo:paragraph-rsid="00266d0c"/>
    </style:style>
    <style:style style:name="P39" style:family="paragraph" style:parent-style-name="Text_20_body">
      <loext:graphic-properties draw:fill="none" draw:fill-color="#ffffff"/>
      <style:paragraph-properties fo:margin-top="0in" fo:margin-bottom="0in" loext:contextual-spacing="false" fo:line-height="150%" fo:background-color="transparent"/>
      <style:text-properties officeooo:paragraph-rsid="00266d0c"/>
    </style:style>
    <style:style style:name="P40" style:family="paragraph" style:parent-style-name="Text_20_body" style:list-style-name="L1">
      <loext:graphic-properties draw:fill="none" draw:fill-color="#ffffff"/>
      <style:paragraph-properties fo:margin-top="0.1665in" fo:margin-bottom="0in" loext:contextual-spacing="false" fo:line-height="150%" fo:text-align="start" style:justify-single-word="false" fo:background-color="transparent" fo:padding="0in" fo:border="non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41" style:family="paragraph" style:parent-style-name="Text_20_body" style:list-style-name="L3">
      <loext:graphic-properties draw:fill="none" draw:fill-color="#ffffff"/>
      <style:paragraph-properties fo:margin-top="0.1665in" fo:margin-bottom="0in" loext:contextual-spacing="false" fo:line-height="150%" fo:text-align="start" style:justify-single-word="false" fo:background-color="transparent" fo:padding="0in" fo:border="non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42" style:family="paragraph" style:parent-style-name="Text_20_body" style:list-style-name="L2">
      <loext:graphic-properties draw:fill="none" draw:fill-color="#ffffff"/>
      <style:paragraph-properties fo:margin-top="0.1665in" fo:margin-bottom="0in" loext:contextual-spacing="false" fo:line-height="150%" fo:text-align="start" style:justify-single-word="false" fo:background-color="transparent" fo:padding="0in" fo:border="none" style:writing-mode="lr-tb"/>
      <style:text-properties fo:font-variant="normal" fo:text-transform="none" fo:color="#0e101a" style:text-line-through-style="none" style:text-line-through-type="none" style:font-name="Times New Roman" fo:font-size="12pt" fo:font-style="normal" style:text-underline-style="none" fo:font-weight="normal" style:text-blinking="false" fo:background-color="transparent"/>
    </style:style>
    <style:style style:name="P43" style:family="paragraph" style:parent-style-name="Text_20_body" style:list-style-name="L5">
      <loext:graphic-properties draw:fill="none" draw:fill-color="#ffffff"/>
      <style:paragraph-properties fo:margin-top="0.1665in" fo:margin-bottom="0in" loext:contextual-spacing="false" fo:line-height="150%" fo:text-align="start" style:justify-single-word="false" fo:background-color="transparent" fo:padding="0in" fo:border="none" style:writing-mode="lr-tb"/>
      <style:text-properties fo:font-variant="normal" fo:text-transform="none" fo:color="#0e101a" style:text-line-through-style="none" style:text-line-through-type="none" style:font-name="Times New Roman" fo:font-size="12pt" fo:font-style="normal" style:text-underline-style="none" fo:font-weight="normal" style:text-blinking="false" fo:background-color="transparent"/>
    </style:style>
    <style:style style:name="P44" style:family="paragraph" style:parent-style-name="Text_20_body" style:list-style-name="L4">
      <style:paragraph-properties fo:margin-top="0.1665in" fo:margin-bottom="0in" loext:contextual-spacing="false" fo:line-height="150%" fo:text-align="start" style:justify-single-word="false" style:writing-mode="lr-tb"/>
      <style:text-properties officeooo:paragraph-rsid="00221354"/>
    </style:style>
    <style:style style:name="P45" style:family="paragraph" style:parent-style-name="Text_20_body" style:list-style-name="L4">
      <style:paragraph-properties fo:margin-top="0.1665in" fo:margin-bottom="0in" loext:contextual-spacing="false" fo:line-height="150%" fo:text-align="start" style:justify-single-word="false" style:writing-mode="lr-tb"/>
      <style:text-properties fo:font-variant="normal" fo:text-transform="none" fo:color="#0e101a" style:text-line-through-style="none" style:text-line-through-type="none" style:font-name="Times New Roman" fo:font-size="12pt" fo:font-style="normal" style:text-underline-style="none" fo:font-weight="normal" officeooo:rsid="00212529" officeooo:paragraph-rsid="00221354" style:text-blinking="false" fo:background-color="transparent"/>
    </style:style>
    <style:style style:name="P46" style:family="paragraph" style:parent-style-name="Text_20_body" style:list-style-name="L4">
      <style:paragraph-properties fo:margin-top="0.1665in" fo:margin-bottom="0in" loext:contextual-spacing="false" fo:line-height="150%" fo:text-align="start" style:justify-single-word="false" style:writing-mode="lr-tb"/>
      <style:text-properties fo:font-variant="normal" fo:text-transform="none" fo:color="#0e101a" style:text-line-through-style="none" style:text-line-through-type="none" style:font-name="Times New Roman" fo:font-size="12pt" fo:font-style="normal" style:text-underline-style="none" fo:font-weight="normal" officeooo:rsid="00221354" officeooo:paragraph-rsid="00221354" style:text-blinking="false" fo:background-color="transparent"/>
    </style:style>
    <style:style style:name="P47" style:family="paragraph" style:parent-style-name="Text_20_body">
      <style:paragraph-properties fo:margin-top="0.1665in" fo:margin-bottom="0in" loext:contextual-spacing="false" fo:line-height="150%"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66d0c" style:text-blinking="false" fo:background-color="transparent"/>
    </style:style>
    <style:style style:name="P48" style:family="paragraph" style:parent-style-name="Text_20_body" style:list-style-name="L4">
      <style:paragraph-properties fo:margin-top="0.1665in" fo:margin-bottom="0in" loext:contextual-spacing="false" fo:line-height="150%" fo:text-align="start" style:justify-single-word="false" style:writing-mode="lr-tb"/>
      <style:text-properties officeooo:rsid="00221354" officeooo:paragraph-rsid="00221354"/>
    </style:style>
    <style:style style:name="P49" style:family="paragraph" style:parent-style-name="Text_20_body" style:list-style-name="L1">
      <loext:graphic-properties draw:fill="none" draw:fill-color="#ffffff"/>
      <style:paragraph-properties fo:margin-top="0in" fo:margin-bottom="0in" loext:contextual-spacing="false" fo:line-height="150%" fo:text-align="start" style:justify-single-word="false" fo:background-color="transparent" fo:padding="0in" fo:border="non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50" style:family="paragraph" style:parent-style-name="Text_20_body" style:list-style-name="L3">
      <loext:graphic-properties draw:fill="none" draw:fill-color="#ffffff"/>
      <style:paragraph-properties fo:margin-top="0in" fo:margin-bottom="0in" loext:contextual-spacing="false" fo:line-height="150%" fo:text-align="start" style:justify-single-word="false" fo:background-color="transparent" fo:padding="0in" fo:border="non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51" style:family="paragraph" style:parent-style-name="Text_20_body" style:list-style-name="L2">
      <loext:graphic-properties draw:fill="none" draw:fill-color="#ffffff"/>
      <style:paragraph-properties fo:margin-top="0in" fo:margin-bottom="0in" loext:contextual-spacing="false" fo:line-height="150%" fo:text-align="start" style:justify-single-word="false" fo:background-color="transparent" fo:padding="0in" fo:border="none" style:writing-mode="lr-tb"/>
      <style:text-properties fo:font-variant="normal" fo:text-transform="none" fo:color="#0e101a" style:text-line-through-style="none" style:text-line-through-type="none" style:font-name="Times New Roman" fo:font-size="12pt" fo:font-style="normal" style:text-underline-style="none" fo:font-weight="normal" style:text-blinking="false" fo:background-color="transparent"/>
    </style:style>
    <style:style style:name="P52" style:family="paragraph" style:parent-style-name="Text_20_body" style:list-style-name="L5">
      <loext:graphic-properties draw:fill="none" draw:fill-color="#ffffff"/>
      <style:paragraph-properties fo:margin-top="0in" fo:margin-bottom="0in" loext:contextual-spacing="false" fo:line-height="150%" fo:text-align="start" style:justify-single-word="false" fo:background-color="transparent" fo:padding="0in" fo:border="none" style:writing-mode="lr-tb"/>
      <style:text-properties fo:font-variant="normal" fo:text-transform="none" fo:color="#0e101a" style:text-line-through-style="none" style:text-line-through-type="none" style:font-name="Times New Roman" fo:font-size="12pt" fo:font-style="normal" style:text-underline-style="none" fo:font-weight="normal" style:text-blinking="false" fo:background-color="transparent"/>
    </style:style>
    <style:style style:name="P53" style:family="paragraph" style:parent-style-name="Text_20_body" style:list-style-name="L1">
      <loext:graphic-properties draw:fill="none" draw:fill-color="#ffffff"/>
      <style:paragraph-properties fo:margin-top="0in" fo:margin-bottom="0.1665in" loext:contextual-spacing="false" fo:line-height="150%" fo:text-align="start" style:justify-single-word="false" fo:background-color="transparent" fo:padding="0in" fo:border="non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54" style:family="paragraph" style:parent-style-name="Text_20_body" style:list-style-name="L2">
      <loext:graphic-properties draw:fill="none" draw:fill-color="#ffffff"/>
      <style:paragraph-properties fo:margin-top="0in" fo:margin-bottom="0.1665in" loext:contextual-spacing="false" fo:line-height="150%" fo:text-align="start" style:justify-single-word="false" fo:background-color="transparent" fo:padding="0in" fo:border="none" style:writing-mode="lr-tb"/>
      <style:text-properties fo:font-variant="normal" fo:text-transform="none" fo:color="#0e101a" style:text-line-through-style="none" style:text-line-through-type="none" style:font-name="Times New Roman" fo:font-size="12pt" fo:font-style="normal" style:text-underline-style="none" fo:font-weight="normal" officeooo:paragraph-rsid="002214fd" style:text-blinking="false" fo:background-color="transparent"/>
    </style:style>
    <style:style style:name="P55" style:family="paragraph" style:parent-style-name="Text_20_body" style:list-style-name="L5">
      <loext:graphic-properties draw:fill="none" draw:fill-color="#ffffff"/>
      <style:paragraph-properties fo:margin-top="0in" fo:margin-bottom="0.1665in" loext:contextual-spacing="false" fo:line-height="150%" fo:text-align="start" style:justify-single-word="false" fo:background-color="transparent" fo:padding="0in" fo:border="none" style:writing-mode="lr-tb"/>
      <style:text-properties fo:font-variant="normal" fo:text-transform="none" fo:color="#0e101a" style:text-line-through-style="none" style:text-line-through-type="none" style:font-name="Times New Roman" fo:font-size="12pt" fo:font-style="normal" style:text-underline-style="none" fo:font-weight="normal" style:text-blinking="false" fo:background-color="transparent"/>
    </style:style>
    <style:style style:name="T1" style:family="text">
      <style:text-properties fo:font-variant="normal" fo:text-transform="none" fo:color="#1155cc" style:text-line-through-style="none" style:text-line-through-type="none" style:font-name="Times New Roman" fo:font-size="12pt" fo:font-style="normal" style:text-underline-style="none" style:text-blinking="false" fo:background-color="transparent" loext:char-shading-value="0"/>
    </style:style>
    <style:style style:name="T2" style:family="text">
      <style:text-properties fo:font-variant="normal" fo:text-transform="none" fo:color="#1155cc" style:text-line-through-style="none" style:text-line-through-type="none" style:font-name="Times New Roman" fo:font-size="12pt" fo:font-style="normal" style:text-underline-style="solid" style:text-underline-width="auto" style:text-underline-color="font-color" fo:font-weight="normal" style:text-blinking="false" fo:background-color="transparent" loext:char-shading-value="0"/>
    </style:style>
    <style:style style:name="T3" style:family="text">
      <style:text-properties fo:font-variant="normal" fo:text-transform="none" fo:color="#202124" style:text-line-through-style="none" style:text-line-through-type="none" style:font-name="Times New Roman" fo:font-size="12pt" fo:font-style="normal"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 fo:font-size="12pt" fo:font-style="normal" style:text-underline-style="none" fo:font-weight="bold" officeooo:rsid="0023ae7e" style:text-blinking="false" fo:background-color="transparent" loext:char-shading-value="0"/>
    </style:style>
    <style:style style:name="T8"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9" style:family="text">
      <style:text-properties fo:font-variant="normal" fo:text-transform="none" fo:color="#333333" style:text-line-through-style="none" style:text-line-through-type="none" style:font-name="Times New Roman" fo:font-size="12pt" fo:font-style="normal" style:text-underline-style="none" fo:font-weight="normal" style:text-blinking="false" fo:background-color="transparent" loext:char-shading-value="0"/>
    </style:style>
    <style:style style:name="T10" style:family="text">
      <style:text-properties fo:font-variant="normal" fo:text-transform="none" fo:color="#0e101a" style:text-line-through-style="none" style:text-line-through-type="none" style:font-name="Times New Roman" fo:font-size="12pt" fo:font-style="normal" style:text-underline-style="none" fo:font-weight="bold" style:text-blinking="false" fo:background-color="transparent" loext:char-shading-value="0"/>
    </style:style>
    <style:style style:name="T11" style:family="text">
      <style:text-properties fo:font-variant="normal" fo:text-transform="none" fo:color="#0e101a" style:text-line-through-style="none" style:text-line-through-type="none" style:font-name="Times New Roman" fo:font-size="12pt" fo:font-style="normal" style:text-underline-style="none" fo:font-weight="bold" officeooo:rsid="00668081" style:text-blinking="false" fo:background-color="transparent" loext:char-shading-value="0" style:font-weight-asian="bold" style:font-weight-complex="bold"/>
    </style:style>
    <style:style style:name="T12" style:family="text">
      <style:text-properties fo:font-variant="normal" fo:text-transform="none" fo:color="#0e101a" style:text-line-through-style="none" style:text-line-through-type="none" style:font-name="Times New Roman" fo:font-size="12pt" fo:font-style="normal" style:text-underline-style="none" fo:font-weight="bold" officeooo:rsid="00221354" style:text-blinking="false" fo:background-color="transparent" loext:char-shading-value="0"/>
    </style:style>
    <style:style style:name="T13" style:family="text">
      <style:text-properties fo:font-variant="normal" fo:text-transform="none" fo:color="#0e101a" style:text-line-through-style="none" style:text-line-through-type="none" style:font-name="Times New Roman" fo:font-size="12pt" fo:font-style="normal" style:text-underline-style="none" fo:font-weight="bold" officeooo:rsid="002214fd" style:text-blinking="false" fo:background-color="transparent" loext:char-shading-value="0"/>
    </style:style>
    <style:style style:name="T14" style:family="text">
      <style:text-properties fo:font-variant="normal" fo:text-transform="none" fo:color="#0e101a" style:text-line-through-style="none" style:text-line-through-type="none" style:font-name="Times New Roman" fo:font-size="12pt" fo:font-style="normal" style:text-underline-style="none" fo:font-weight="bold" style:text-blinking="false" fo:background-color="transparent" loext:char-shading-value="0" style:font-weight-asian="normal" style:font-weight-complex="normal"/>
    </style:style>
    <style:style style:name="T15" style:family="text">
      <style:text-properties fo:font-variant="normal" fo:text-transform="none" fo:color="#0e101a" style:text-line-through-style="none" style:text-line-through-type="none" style:font-name="Times New Roman" fo:font-size="12pt" fo:font-style="normal" style:text-underline-style="none" fo:font-weight="bold" officeooo:rsid="00233f15" style:text-blinking="false" fo:background-color="transparent" loext:char-shading-value="0"/>
    </style:style>
    <style:style style:name="T16" style:family="text">
      <style:text-properties fo:font-variant="normal" fo:text-transform="none" fo:color="#0e101a" style:text-line-through-style="none" style:text-line-through-type="none" style:font-name="Times New Roman" fo:font-size="12pt" fo:font-style="normal" style:text-underline-style="none" fo:font-weight="normal" style:text-blinking="false" fo:background-color="transparent" loext:char-shading-value="0"/>
    </style:style>
    <style:style style:name="T17" style:family="text">
      <style:text-properties fo:font-variant="normal" fo:text-transform="none" fo:color="#0e101a" style:text-line-through-style="none" style:text-line-through-type="none" style:font-name="Times New Roman" fo:font-size="12pt" fo:font-style="normal" style:text-underline-style="none" fo:font-weight="normal" style:text-blinking="false" fo:background-color="transparent" loext:char-shading-value="0" style:font-weight-asian="normal" style:font-weight-complex="normal"/>
    </style:style>
    <style:style style:name="T18" style:family="text">
      <style:text-properties fo:font-variant="normal" fo:text-transform="none" fo:color="#0e101a" style:text-line-through-style="none" style:text-line-through-type="none" style:font-name="Times New Roman" fo:font-size="12pt" fo:font-style="normal" style:text-underline-style="none" fo:font-weight="normal" officeooo:rsid="0020e02a" style:text-blinking="false" fo:background-color="transparent" loext:char-shading-value="0" style:font-size-asian="10.5pt" style:font-size-complex="12pt"/>
    </style:style>
    <style:style style:name="T19" style:family="text">
      <style:text-properties fo:font-variant="normal" fo:text-transform="none" fo:color="#0e101a" style:text-line-through-style="none" style:text-line-through-type="none" style:font-name="Times New Roman" fo:font-size="12pt" fo:font-style="normal" style:text-underline-style="none" fo:font-weight="normal" officeooo:rsid="0020e02a" style:text-blinking="false" fo:background-color="transparent" loext:char-shading-value="0"/>
    </style:style>
    <style:style style:name="T20" style:family="text">
      <style:text-properties fo:font-variant="normal" fo:text-transform="none" fo:color="#0e101a" style:text-line-through-style="none" style:text-line-through-type="none" style:font-name="Times New Roman" fo:font-size="12pt" fo:font-style="normal" style:text-underline-style="none" fo:font-weight="normal" officeooo:rsid="00212529" style:text-blinking="false" fo:background-color="transparent" loext:char-shading-value="0"/>
    </style:style>
    <style:style style:name="T21" style:family="text">
      <style:text-properties fo:font-variant="normal" fo:text-transform="none" fo:color="#0e101a" style:text-line-through-style="none" style:text-line-through-type="none" style:font-name="Times New Roman" fo:font-size="12pt" fo:font-style="normal" style:text-underline-style="none" fo:font-weight="normal" officeooo:rsid="00221354" style:text-blinking="false" fo:background-color="transparent" loext:char-shading-value="0"/>
    </style:style>
    <style:style style:name="T22" style:family="text">
      <style:text-properties fo:font-variant="normal" fo:text-transform="none" fo:color="#0e101a" style:text-line-through-style="none" style:text-line-through-type="none" style:font-name="Times New Roman" fo:font-size="12pt" fo:font-style="normal" style:text-underline-style="none" style:text-blinking="false" fo:background-color="transparent" loext:char-shading-value="0"/>
    </style:style>
    <style:style style:name="T23" style:family="text">
      <style:text-properties fo:font-variant="normal" fo:text-transform="none" fo:color="#0e101a" style:text-line-through-style="none" style:text-line-through-type="none" style:font-name="Times New Roman" fo:font-size="12pt" fo:font-style="normal" style:text-underline-style="none" officeooo:rsid="00221354" style:text-blinking="false" fo:background-color="transparent" loext:char-shading-value="0"/>
    </style:style>
    <style:style style:name="T24" style:family="text">
      <style:text-properties fo:font-variant="normal" fo:text-transform="none" fo:color="#0e101a" style:text-line-through-style="none" style:text-line-through-type="none" style:text-underline-style="none" style:text-blinking="false" fo:background-color="transparent" loext:char-shading-value="0"/>
    </style:style>
    <style:style style:name="T25" style:family="text">
      <style:text-properties fo:font-variant="normal" fo:text-transform="none" fo:color="#0e101a" style:text-line-through-style="none" style:text-line-through-type="none" style:text-underline-style="none" fo:font-weight="normal" style:text-blinking="false" fo:background-color="transparent" loext:char-shading-value="0"/>
    </style:style>
    <style:style style:name="T26" style:family="text">
      <style:text-properties fo:font-variant="normal" fo:text-transform="none" fo:color="#000080" style:text-line-through-style="none" style:text-line-through-type="none" style:font-name="Times New Roman" fo:font-size="12pt" fo:font-style="normal" style:text-underline-style="solid" style:text-underline-width="auto" style:text-underline-color="font-color" fo:font-weight="normal" style:text-blinking="false" fo:background-color="transparent" loext:char-shading-value="0"/>
    </style:style>
    <style:style style:name="T27" style:family="text">
      <style:text-properties fo:font-variant="normal" fo:text-transform="none" fo:color="#000080" style:text-line-through-style="none" style:text-line-through-type="none" style:font-name="Times New Roman" fo:font-size="12pt" fo:font-style="normal" style:text-underline-style="solid" style:text-underline-width="auto" style:text-underline-color="font-color" fo:font-weight="normal" officeooo:rsid="001eea73" style:text-blinking="false" fo:background-color="transparent" loext:char-shading-value="0"/>
    </style:style>
    <style:style style:name="T28" style:family="text">
      <style:text-properties fo:font-variant="normal" fo:text-transform="none" fo:color="#000080" style:text-line-through-style="none" style:text-line-through-type="none" style:text-underline-style="solid" style:text-underline-width="auto" style:text-underline-color="font-color" fo:font-weight="normal" style:text-blinking="false" fo:background-color="transparent" loext:char-shading-value="0"/>
    </style:style>
    <style:style style:name="T29" style:family="text">
      <style:text-properties style:font-name="Times New Roman" fo:font-size="12pt" fo:font-style="normal" fo:font-weight="normal"/>
    </style:style>
    <style:style style:name="T30" style:family="text">
      <style:text-properties style:font-name="Times New Roman" fo:font-size="12pt" fo:font-style="normal" fo:font-weight="normal" officeooo:rsid="0020e02a"/>
    </style:style>
    <style:style style:name="T31" style:family="text">
      <style:text-properties style:font-name="Times New Roman" fo:font-size="12pt" fo:font-style="normal" fo:font-weight="bold"/>
    </style:style>
    <style:style style:name="T32" style:family="text">
      <style:text-properties fo:font-weight="normal"/>
    </style:style>
    <style:style style:name="T33" style:family="text">
      <style:text-properties fo:font-weight="normal" officeooo:rsid="00221354"/>
    </style:style>
    <style:style style:name="T34" style:family="text">
      <style:text-properties fo:font-weight="bold"/>
    </style:style>
    <style:style style:name="T35" style:family="text">
      <style:text-properties officeooo:rsid="002214fd"/>
    </style:style>
    <style:style style:name="T36" style:family="text">
      <style:text-properties officeooo:rsid="00266d0c"/>
    </style:style>
    <style:style style:name="T37" style:family="text">
      <style:text-properties fo:color="#0e101a" style:font-name="Times new roman" fo:background-color="transparent" loext:char-shading-value="0"/>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bookmark text:name="docs-internal-guid-f5ed9197-7fff-9ff7-e6b3-5005a9c4b33f"/><text:span text:style-name="Strong_20_Emphasis"><text:span text:style-name="T11">UNIVERSITY OF JOS</text:span></text:span></text:p>
      <text:p text:style-name="P14">FACULTY OF EDUCATION</text:p>
      <text:p text:style-name="P14">DEPARTMENT OF SOCIAL SCIENCE EDUCATION</text:p>
      <text:p text:style-name="P14">LIBRARY AND INFORMATION SCIENCE</text:p>
      <text:p text:style-name="P7"><text:line-break/><text:line-break/><text:span text:style-name="T22">NAME<text:line-break/></text:span><text:span text:style-name="T10">NWAFOR JOSHUA CHUKWUDI</text:span></text:p>
      <text:p text:style-name="P16">MATRIC NUMBER<text:line-break/><text:span text:style-name="T34">UJ/2016/ED/0248</text:span></text:p>
      <text:p text:style-name="P16">PHONE<text:line-break/><text:span text:style-name="T34">09017283616</text:span></text:p>
      <text:p text:style-name="P7"><text:line-break/></text:p>
      <text:p text:style-name="P16">APPROVED TOPIC<text:line-break/><text:span text:style-name="T34">DESIGN AND IMPLEMENTATION OF A VIRTUAL LIBRARY LEARNING PLATFORM FOR 300 LEVEL MANAGEMENT SCIENCE STUDENTS, UNIVERSITY OF JOS.</text:span></text:p>
      <text:p text:style-name="P10"><text:line-break/></text:p>
      <text:p text:style-name="P10"><text:span text:style-name="T22">SUPERVISOR NAME<text:line-break/></text:span><text:span text:style-name="T10">MR. JACOB ENEOJO EMMANUEL</text:span></text:p>
      <text:p text:style-name="P14"/>
      <text:p text:style-name="P14"/>
      <text:p text:style-name="P15"><text:soft-page-break/>CHAPTER 1</text:p>
      <text:p text:style-name="P14">1.0 INTRODUCTION</text:p>
      <text:p text:style-name="P17"><text:tab/>The world today is faced with so much development in various spheres of life; all works of life managed by man must see to it that they move with the trend and see how various developments can be made adaptable where necessary. The growth of the internet and technology in the world today has brought about several changes to how things are done. When it comes to the way knowledge is being transferred and acquired by individuals, technology has brought about a massive change. We see this when we consider the rise in online platforms making available course resources that people can access to acquire knowledge. An issue arises when we consider the opportunities and advantages made available by these online learning platforms as people tend to see them as competition to physical learning environments.</text:p>
      <text:p text:style-name="P17"><text:tab/>Students and Lecturers are faced with several opportunities to facilitate and ease the processes involved in knowledge transfer and acquisition considering the potentials embedded in technology. This could be seen in the way students and instructors communicate and share information. Instructors now put to use various technological tools to communicate with their students; We see the increase in the use of emails for communication, hosting of lecture videos on the internet on platforms such as YouTube, we see instructors harnessing the powers of Google classroom; a software that facilitates learning. “Google Classroom uses the standard Google office software tools such as Google Docs as well as spreadsheet and presentation applications, audio and video conferencing, not to mention Google Drive for online storage. Additionally, there are administrative tools to make it easier for teachers to manage their classes” (Tech radar, 2021). </text:p>
      <text:p text:style-name="P17"><text:tab/>Considering the multiple tools available for use by both instructors and students, we see that a problem is introduced as there would be a need to properly select what is usable and would be effective on the long run. </text:p>
      <text:p text:style-name="P17"><text:tab/>The project aims to develop a virtual library learning system made available via a website and mobile application. The basics are to build a space that aids the process of learning and makes it possible for learners and instructors to share knowledge and communicate virtually. Instructors would be provided various tools which they could use to better reach out to students better; share lesson resources in various formats, a custom forum for every course created/managed by instructors, and <text:soft-page-break/>many more functionalities that aid instructors in teaching and communicating easily. This proposed project is more of a virtual library for learning purposes, it is structured to facilitate easy access to resources needed for a particular topic to which students are subscribed to.  “A virtual learning environment (VLE) in educational technology is a web-based platform for the digital aspects of courses of study, usually within educational institutions. They present resources, activities, and interactions within a course structure and provide for the different stages of assessment. VLEs also usually report on participation; and have some level of integration with other institutional systems” (“Wikipedia,” 2021). The need for such systems cannot be overemphasized when we consider the advantages they bring. </text:p>
      <text:p text:style-name="P22">1.<text:span text:style-name="T35">1</text:span> BACKGROUND OF STUDY</text:p>
      <text:p text:style-name="P19"><text:tab/>Virtual library learning platforms are basically online platforms that provide a user interface for both creator(instructors) and information seekers to share information resources conveniently via the internet. VLLPs can vary in complexities depending on the functionalities they provide and target audience. An example of such systems are <text:span text:style-name="T36">I</text:span>nstitutional <text:span text:style-name="T36">R</text:span>epositories; <text:s/>“An institutional repository is an archive for collecting, preserving, and disseminating digital copies of the intellectual output of an institution, particularly a research institution.”(Crow, <text:span text:style-name="T36">R.</text:span> (2002). <text:span text:style-name="T36">Institutional repositories focus more on the preservation and dissemination of research information resources. This project focuses on the design and implementation of a digital learning platform that aids effective storage and dissemination of information from instructor to learner and provide an effective means of communication between users of the system.</text:span></text:p>
      <text:p text:style-name="P39"><text:span text:style-name="Strong_20_Emphasis"><text:span text:style-name="T37"><text:line-break/>What is a virtual learning system</text:span></text:span></text:p>
      <text:p text:style-name="P38"><text:tab/>“A virtual learning environment refers to a system that offers educators digitally-based solutions aimed at creating interactive, active learning environments. VLEs can help professors create, store and disseminate content, plan courses and lessons, and foster communication between student and professor (in the form of e-mails and discussions), even in real-time. Virtual learning environments are often part of a higher education institution’s wider learning management system (LMS).” (“Virtual learning environment”, 2021 ).</text:p>
      <text:p text:style-name="P24">Learning</text:p>
      <text:p text:style-name="P36"><text:soft-page-break/><text:span text:style-name="T4"><text:tab/>“Learning is the process of acquiring new understanding, knowledge, behaviors, skills, values, attitudes, and preferences. The ability to learn is possessed by humans, animals, and some machines; there is also evidence for some kind of learning in certain plants.” (</text:span><text:span text:style-name="T1">Richard Karban, 2015</text:span><text:span text:style-name="T4">)</text:span></text:p>
      <text:p text:style-name="P37"><text:tab/>“Some learning is immediate, induced by a single event (e.g. being burned by a hot stove), but much skill and knowledge accumulate from repeated experiences. The changes induced by learning often last a lifetime, and it is hard to distinguish learned material that seems to be "lost" from that which cannot be retrieved.”( Daniel L. 2011)</text:p>
      <text:p text:style-name="P26"><text:tab/>The process of learning is one which is employed by humans in various levels of development; from childhood to adulthood. Students in academic institution learn to acquire certain academic qualifications. The employ various tools and learning styles to reach their goal of learning a thing or acquiring a skill.</text:p>
      <text:p text:style-name="P24">Library</text:p>
      <text:p text:style-name="P26"><text:tab/>A library is a collection of materials, books or media that are easily accessible for use and not just for display purposes. It is responsible for housing updated information in order to meet the user's needs on a daily basis.</text:p>
      <text:p text:style-name="P26"><text:tab/>“Libraries may provide physical or digital access to material, and may be a physical location or a virtual space, or both. A library's collection can include books, periodicals, newspapers, manuscripts, films, maps, prints, documents, microform, CDs, cassettes, videotapes, DVDs, Blu-ray Discs, e-books, audiobooks, databases, table games, video games and other formats. Libraries range widely in size, up to millions of items.”(Lalrohlui, R, 22 January 2021).</text:p>
      <text:p text:style-name="P26"><text:tab/>One of the benefits and advantages of libraries to learners is that they ensure access to materials through indexes, catalogs, and other information tools that allow learners to locate items appropriate to their needs.</text:p>
      <text:p text:style-name="P24">E-learning</text:p>
      <text:p text:style-name="P26"><text:tab/>The term E-learning (Electronic learning) which is also known as Virtual Learning refers to learning that is carried out electronically. Learners employ various electronic tools to acquire knowledge easily which expose them to more opportunities to access knowledge irrespective of location constraints and other limiting factors.</text:p>
      <text:p text:style-name="P29"><text:soft-page-break/><text:span text:style-name="T4"><text:tab/>E-learning unites two main areas, learning and technology. Learning is a cognitive process for achieving knowledge, and technology is an enabler of the learning process meaning that technology is used like any other tool in the education </text:span><text:span text:style-name="T3">practice</text:span><text:span text:style-name="T4">, as is a pencil or a notebook, for example. E-learning systems aggregate various tools, such as writing technologies, communication technologies, visualization and storage. For this reasons, researchers and scientists have sought to transform e-learning systems into technically transparent tool, like pencil or notebook. (Manuela A., 2016)</text:span></text:p>
      <text:p text:style-name="P26"><text:tab/>Moore (1989) purported that three core types of interaction are necessary for quality, effective online learning:</text:p>
      <text:list xml:id="list507643102" text:style-name="L1">
        <text:list-item>
          <text:p text:style-name="P40">Learner–learner (communication between and among peers with or without the teacher present),</text:p>
        </text:list-item>
        <text:list-item>
          <text:p text:style-name="P49">Learner–instructor (student-teacher communication)</text:p>
        </text:list-item>
        <text:list-item>
          <text:p text:style-name="P53">Learner–content (intellectually interacting with content that results in changes in learners' understanding, perceptions, and cognitive structures).</text:p>
        </text:list-item>
      </text:list>
      <text:p text:style-name="P24">Virtual library</text:p>
      <text:p text:style-name="P26"><text:tab/>According to NSF/ARPA/NASA Digital library initiatives, (1994) “Information sources accessed via the internet are ingredients of a digital library. Today, the network connects some information sources that are a mixture of publicly available (with or without change) information and private information shared by collaborators. They include reference volumes, books, journals, newspapers, national phone directories, sound and voice recordings, images, video clips, scientific data (raw data streams from instruments and processed information), and private information services such as stock market report and private newsletters. These information sources, when connected electronically through a network, represent important components of an emerging universally accessible, digital library.”</text:p>
      <text:p text:style-name="P26"><text:tab/>The term virtual library was initially used interchangeably with digital library, but is now primarily used for libraries that are virtual in other senses (such as libraries which aggregate distributed content). (Digital libraries, electronic libraries and virtual libraries, 2016).</text:p>
      <text:p text:style-name="P26"><text:tab/>Digital libraries can vary immensely in size and scope, and can be maintained by individuals or organizations.(Witten, 2009). Information content may be stored locally, or accessed remotely via computer networks.</text:p>
      <text:p text:style-name="P17"><text:soft-page-break/><text:tab/>The advantages of virtual libraries as a means of easily and rapidly accessing books, archives and images of various types are now widely recognized by commercial interests and public bodies alike.</text:p>
      <text:p text:style-name="P20">Some examples of virtual libraries (virtual-learning-environments)</text:p>
      <text:p text:style-name="P23"><text:span text:style-name="T31">EdX<text:line-break/><text:tab/></text:span>“<text:span text:style-name="T29">EdX is one of the best providers of college-level online courses. The company was founded by Harvard and MIT, and the quality of courses is top-notch. All the courses on edX, except professional education courses, can be taken for free. To join the course without paying you need to enroll in the Audit Track. The Free (Audit) Track grants students access to all course materials, such as lectures, videos, ungraded assignments, and reading - for the duration of the course. However, you won't receive graded assignments and verified certificates of completion. ”(Video blocksreview, 2021)</text:span></text:p>
      <text:p text:style-name="P23"><text:span text:style-name="T31">Coursera<text:line-break/><text:tab/></text:span>“<text:span text:style-name="T29">Coursera is an online learning platform that offers university-level courses and certification programs. The courses are taught by instructors from top companies and universities such as Stanford, Yale, and Princeton. The price for individual courses varies from $29 to $99. However, there are thousands of courses that have the Audit option which allows you to take it for free. If you choose to audit the course, you won't receive graded assignments, a certificate, and bonus materials. Most courses consist of video lectures, assignments, reading materials, quizzes, projects, and group discussions.” (Video blocksreview, 2021)</text:span></text:p>
      <text:p text:style-name="P20">Advantages of virtual-learning-environments</text:p>
      <text:list xml:id="list395613421" text:style-name="L2">
        <text:list-item>
          <text:p text:style-name="P42">Teachers can track if learners are engaging with internet-based communication and related materials by submitting evaluations online and providing quick feedback.</text:p>
        </text:list-item>
        <text:list-item>
          <text:p text:style-name="P51">The message services can inspire teamwork and communication both between instructor and learner and learner and learner.</text:p>
        </text:list-item>
        <text:list-item>
          <text:p text:style-name="P51">Teacher and learner can also involve more enthusiastically in a course at a time and place that is suitable for both (Becta, 2005).</text:p>
        </text:list-item>
        <text:list-item>
          <text:p text:style-name="P51">Course information such as past exam papers, timetables, and administrative information can all be found in one place, and are accessible from one authoritative source.</text:p>
        </text:list-item>
        <text:list-item>
          <text:p text:style-name="P51">Careful signposting (such as including links with course material) can provide extra care for learners, or inspire learners to study at an intensive level.</text:p>
        </text:list-item>
        <text:list-item>
          <text:p text:style-name="P51"><text:soft-page-break/>With a VLE, it is possible to save time for teachers by dropping the time required for photocopying, course material delivery, and updating course material (Becta, 2005).</text:p>
        </text:list-item>
        <text:list-item>
          <text:p text:style-name="P51">The main benefit of virtual learning environments appears to be that they can present information at a variety of scales and present images from a variety of perspectives at once (for example aerial views, cross-sectional views, animated rotating block diagrams, etc.).</text:p>
        </text:list-item>
        <text:list-item>
          <text:p text:style-name="P51">The apparent and most thoughtful shortcoming of VLEs is that they are less effective at informing merely based skills than the actual world (Shroder et al. 2002).</text:p>
        </text:list-item>
        <text:list-item>
          <text:p text:style-name="P51">The material presented on a computer is only an abstraction of the real thing’ and ‘being on a VLE does not have the same impact as a real-world or face-to-face education</text:p>
        </text:list-item>
        <text:list-item>
          <text:p text:style-name="P54">VLEs can be designed to be interactive, but ‘there is limited give-and-take interaction with a computer, in contrast to the interaction between real field trip leaders and participants’ (Hurst, 1998).</text:p>
        </text:list-item>
      </text:list>
      <text:p text:style-name="P31"><text:span text:style-name="T10">Problems of virtual-learning-environments<text:line-break/><text:tab/></text:span><text:span text:style-name="T16">There are various educational challenges such as Cost, Training, Tech support, and Security and Confidentiality.</text:span></text:p>
      <text:p text:style-name="P4"/>
      <text:p text:style-name="P25">Brief history of 300 level management science students in university of jos.</text:p>
      <text:p text:style-name="P28"><text:span text:style-name="T31"><text:tab/></text:span>“<text:span text:style-name="T29">A student is primarily a person enrolled in a school or other educational institution and who is under learning with goals of acquiring knowledge, developing professions and achieving employment at desired field.”(Lexico Dictionaries, 2020).<text:line-break/><text:tab/></text:span>“<text:span text:style-name="T29">In the broader sense, a student is anyone who applies themselves to the intensive intellectual engagement with some matter necessary to master it as part of some practical affair in which such mastery is basic or decisive.”(Wikipedia, </text:span><text:span text:style-name="T30">2020</text:span><text:span text:style-name="T29">)<text:line-break/><text:tab/>The 300 level students of management science were selected to use as case study for this project as the platform would be first tested on them.  These students currently employ the tradition means of learning which include;</text:span></text:p>
      <text:list xml:id="list3408365765" text:style-name="L3">
        <text:list-item>
          <text:p text:style-name="P41">Instructor to student </text:p>
        </text:list-item>
        <text:list-item>
          <text:p text:style-name="P50">Instructor to students </text:p>
        </text:list-item>
        <text:list-item>
          <text:p text:style-name="P50">Group discussions</text:p>
        </text:list-item>
        <text:list-item>
          <text:p text:style-name="P50"><text:soft-page-break/>Learning using lecture notes and handouts.</text:p>
        </text:list-item>
      </text:list>
      <text:p text:style-name="P35"><text:span text:style-name="T10">1.2 </text:span><text:span text:style-name="T13">STATEMENT OF THE PROBLEM</text:span></text:p>
      <text:p text:style-name="P31"><text:span text:style-name="T10"><text:tab/> </text:span><text:span text:style-name="T16">In the University of Jos, students and instructors employ the traditional means of learning and teaching.<text:line-break/><text:tab/> Instructors often engage in physical lecture sessions where they avail themselves in a lecture hall to pass knowledge to students physically. They create lecture materials which are being distributed to students as photocopies by course representatives. The traditional method of knowledge transfer from instructor to students used in the university when compared to the opportunities posed by ICT is outdated and needs to be improved on. </text:span><text:span text:style-name="T19">Some of the problems of the current system used by instructors in the </text:span><text:span text:style-name="T20">U</text:span><text:span text:style-name="T19">niversity of Jos are;</text:span></text:p>
      <text:list xml:id="list1110707762" text:style-name="L4">
        <text:list-item>
          <text:p text:style-name="P44"><text:span text:style-name="T21">I</text:span><text:span text:style-name="T19">nstructors must be available physically for l</text:span><text:span text:style-name="T20">ecture sessions to take place, </text:span><text:span text:style-name="T21">they </text:span><text:span text:style-name="T20">need to depend of course representatives to pass information across to learners.</text:span></text:p>
        </text:list-item>
        <text:list-item>
          <text:p text:style-name="P45">Instructors need to redistribute learning materials <text:s text:c="3"/>every session.</text:p>
        </text:list-item>
        <text:list-item>
          <text:p text:style-name="P48"><text:span text:style-name="T20">I</text:span><text:span text:style-name="T16">nstructors depend on course representatives to quickly pass information across to learners.</text:span></text:p>
        </text:list-item>
        <text:list-item>
          <text:p text:style-name="P46">There is no central repository for information resources to be stored and accesssed easily by learners. </text:p>
        </text:list-item>
      </text:list>
      <text:p text:style-name="P18">All this are some of the problems associated with traditional methods of teaching and learning.</text:p>
      <text:p text:style-name="P32"><text:span text:style-name="T14"><text:tab/></text:span><text:span text:style-name="T17">T</text:span><text:span text:style-name="T16">he need of a virtual library learning platform(VLP) in 21</text:span><text:span text:style-name="T18">st</text:span><text:span text:style-name="T25"> </text:span><text:span text:style-name="T16">century university cannot be overemphasized as we see the opportunities made available by digital technologies and the internet. A functional VLP makes it possible for information to be shared easily with a set of audience and also provide a means for instructors to communicate with learners. Instructors can use these platforms to easily host a collection of information resources accessible by their students. A vi</text:span><text:span text:style-name="T19">r</text:span><text:span text:style-name="T16">t</text:span><text:span text:style-name="T19">u</text:span><text:span text:style-name="T16">al library learning platform goes beyond the functionality provided by virtual libraries as it make room for instructors and learners to interact actively while providing access to information resources uploaded.</text:span></text:p>
      <text:p text:style-name="P22">1.3 OBJECTIVES OF STUDY</text:p>
      <text:p text:style-name="P17"><text:soft-page-break/><text:tab/>The aim and objective of this research is to design and implement a virtual library learning platform for instructors and learners. The proposed platform aims to meet the key objectives outlined below.</text:p>
      <text:list xml:id="list1830275577" text:style-name="L5">
        <text:list-item>
          <text:p text:style-name="P43">The new platform seeks to provide an easy to use interface for users(lecturers) to manage a collection of information resources. This includes uploading information resources in digital format to a customized portal made available to every registered instructor account.</text:p>
        </text:list-item>
        <text:list-item>
          <text:p text:style-name="P52">The proposed platform seeks to provide an interface for learners or information seekers to browse through a collection of information resources uploaded by instructors; to either download or subscribe to resources found.</text:p>
        </text:list-item>
        <text:list-item>
          <text:p text:style-name="P52">The proposed platform provides a means for users to manage information resources and also access courses subscribed to easily.</text:p>
        </text:list-item>
        <text:list-item>
          <text:p text:style-name="P55">The proposed platform aim to provide a virtual course management module that makes it possible for instructors to create courses which learners can subscribe to and automatically gain access to information been shared. The courses management module also provides forums for learners subscribed to a course.</text:p>
        </text:list-item>
      </text:list>
      <text:p text:style-name="P9"><text:line-break/><text:line-break/><text:line-break/><text:line-break/><text:span text:style-name="T10">1.4</text:span><text:span text:style-name="T24"> </text:span><text:span text:style-name="T10">SIGNIFICANCE OF THE STUDY</text:span></text:p>
      <text:p text:style-name="P13"><text:span text:style-name="T12"><text:tab/>T</text:span><text:span text:style-name="T22">his project is valuable to students and instructors in general; but is being targeted for use by students and instructors in the department of management science University of Jos. It’s also of high value to academic institutions. The project uses various combination of IT components (databases, online servers, mobile development frameworks and more) and online resources to run effectively. Instructors would be able to communicate information with learners easily. The proposed system should be seen as a tool that instructors could use to better improve the processes involved in knowledge transfer. </text:span></text:p>
      <text:p text:style-name="P34"><text:span text:style-name="T10">1.5 </text:span><text:span text:style-name="T15">SCOPE OF STUDY</text:span></text:p>
      <text:p text:style-name="P17"><text:tab/>The proposed product is targeted for the attainment of effective communication between learners and instructors. This implies the ability for instructors to easily communicate knowledge with <text:soft-page-break/>learners; store information resources for easy use and accessibility by learners; Aside from the basic functionality of making it possible for instructors to easily communicate with the learner, the system provides other tools that foster learning, a forum for students of a course to easily communicate with each other, a virtual store where instructors can make information resources available for free/sell, the possibility of learners to subscribe to multiple courses created by instructors (free/paid).</text:p>
      <text:p text:style-name="P17"><text:tab/>The system makes it possible for instructors to share and make available information resources to learners by providing an interface through a website or mobile application where courses can be created and learning resources for such courses can be uploaded periodically. This includes the upload of videos, documents, pictures, and audio recordings. Students automatically gain access to these resources on a real-time basis immediately they are uploaded, students are only required to sign in to their accounts to get access to these resources. </text:p>
      <text:p text:style-name="P17"><text:tab/>In the development of the proposed products, certain security consciousness likes piracy were moderately considered while some security measures like password were implemented. On the side of the mobile application, password usage was implemented for discriminating instructors from learners. </text:p>
      <text:p text:style-name="P17"><text:tab/>Finally, the project is being limited to use provide basic functionality based on financial budget and resources available. As a result, instructors would not be able to host live lecture sessions using the platform.</text:p>
      <text:p text:style-name="P1"><text:span text:style-name="T10">1.6 </text:span><text:span text:style-name="T13">DELIMITATION</text:span></text:p>
      <text:p text:style-name="P5"><text:span text:style-name="T10"><text:s/></text:span><text:span text:style-name="T5">This project aims at building an environment accessible through a website and custom mobile application where instructors can be able to interact with the system. The system is limited to use by instructors and students.</text:span></text:p>
      <text:p text:style-name="P2"><text:span text:style-name="T5"><text:line-break/></text:span><text:span text:style-name="T10">1.7 <text:s/></text:span><text:span text:style-name="T13">OPERATIONAL DEFINATION OF TERMS </text:span></text:p>
      <text:p text:style-name="P21">Backend system</text:p>
      <text:p text:style-name="P17"><text:tab/>In software engineering, the terms front end and back end refer to the separation of concerns between the presentation layer (front end), and the data access layer (back end) of a piece of software, or the physical infrastructure or hardware. In the client-server model, the client is usually considered the front end, and the server is usually considered the back end, even when some presentation work is done on the server itself.</text:p>
      <text:p text:style-name="P20"><text:soft-page-break/>REST APIs<text:line-break/><text:tab/><text:span text:style-name="T32">Representational state transfer (REST) is a software architectural style that uses a subset of HTTP. It is commonly used to create interactive applications that use Web services. A Web service that follows these guidelines is called RESTful. Such a Web service must provide its Web resources in a textual representation and allow them to be read and modified with a stateless protocol and a predefined set of operations. This approach allows interoperability between the computer systems on the Internet that provide these services.</text:span></text:p>
      <text:p text:style-name="P20">Frontend <text:line-break/><text:tab/><text:span text:style-name="T32">Front-end web development is the practice of converting data to a graphical interface, through the use of HTML, CSS, and JavaScript, so that users can view and interact with that data.</text:span></text:p>
      <text:p text:style-name="P21">Computer<text:line-break/><text:tab/><text:span text:style-name="T32">A computer is a machine that can be programmed to carry out sequences of arithmetic or logical operations automatically. Modern computers can perform generic sets of operations known as programs.</text:span></text:p>
      <text:p text:style-name="P21">Mobile device<text:line-break/><text:tab/><text:span text:style-name="T32">A mobile device is a computer small enough to hold and operate using the hand. </text:span></text:p>
      <text:p text:style-name="P20">Mobile application<text:line-break/><text:tab/><text:span text:style-name="T32">A mobile application also referred to as a mobile app or simply an app is a computer program or software application designed to run on a mobile device such as a phone, tablet, or watch. </text:span><text:span text:style-name="T33">(Wikipedia, 2021)</text:span></text:p>
      <text:p text:style-name="P13"><text:span text:style-name="T10">Website<text:line-break/><text:tab/></text:span><text:span text:style-name="T22">A website (also written as the website) is a collection of web pages and related content that is identified by a common domain name and published on at least one web server. Notable examples are wikipedia.org, google.com, and amazon.com. </text:span><text:span text:style-name="T23">(Wikipedia, 2021)</text:span><text:span text:style-name="T22"><text:line-break/></text:span><text:span text:style-name="T10">Flutter<text:line-break/><text:tab/></text:span><text:span text:style-name="T22">Flutter is an open-source UI software development kit created by Google. It is used to develop cross-platform applications for Android, iOS, Linux, Mac, Windows, Google Fuchsia, and the web from a single codebase.</text:span><text:span text:style-name="T23">(Wikipedia, 2021)</text:span></text:p>
      <text:p text:style-name="P21"><text:soft-page-break/>React<text:line-break/><text:tab/><text:span text:style-name="T32">React (also known as React.js or ReactJS) is an open-source, front-end, JavaScript library for building user interfaces or UI components. It is maintained by Facebook and a community of individual developers and companies.</text:span><text:span text:style-name="T33">(Wikipedia, 2021)</text:span></text:p>
      <text:p text:style-name="P21">ExpressJs<text:line-break/><text:tab/><text:span text:style-name="T32">Express.js, or simply Express, is a back-end web application framework for Node.js, released as free and open-source software under the MIT License. It is designed for building web applications and APIs. It has been called the de facto standard server framework for Node.js.</text:span><text:span text:style-name="T33">(Wikipedia, 2021)</text:span></text:p>
      <text:p text:style-name="P21">MongoDB<text:line-break/><text:tab/><text:span text:style-name="T32">MongoDB is a source-available cross-platform document-oriented database program. Classified as a NoSQL database program, MongoDB uses JSON-like documents with optional schemas. MongoDB is developed by MongoDB Inc. and licensed under the Server Side Public License (SSPL).</text:span><text:span text:style-name="T33">(Wikipedia, 2021)</text:span></text:p>
      <text:p text:style-name="P11"><text:line-break/><text:line-break/><text:line-break/><text:line-break/></text:p>
      <text:p text:style-name="P3"><text:span text:style-name="T6">R</text:span><text:span text:style-name="T7">EFERENCE </text:span></text:p>
      <text:p text:style-name="P6"><text:span text:style-name="T5">Moore, M (1989). Three types of interaction. American Journal of Distance Education. </text:span><text:span text:style-name="T9">vol. 3, no. 2, pp. <text:tab/>1–6.<text:line-break/></text:span><text:span text:style-name="T5">Karban, R. (2015). Plant Learning and Memory. In: Plant Sensing and Communication. Chicago and <text:tab/>London: The University of Chicago Press, pp. 31–44.<text:line-break/>D-Lib Magazine. (1998). NSF/DARPA/NASA Digital Libraries Initiative.<text:line-break/><text:tab/>Available at: http://www.dlib.org/dlib/july98/07griffin.html</text:span></text:p>
      <text:p text:style-name="P47">Daniel L. Schacter; Daniel T. Gilbert; Daniel M. Wegner (2011) . Psychology, 2nd edition. Worth <text:tab/>Publishers. p. 264. ISBN 978-1-4292-3719-2.</text:p>
      <text:p text:style-name="P33"><text:span text:style-name="T5">Crow, Raym (2002). The Case for Institutional Repositories: A SPARC Position Paper. ARL (223): 1–4.<text:line-break/>Manuela Aparicio, Fernando Bacao, &amp; Tiago Oliveira. (2016). An e-Learning Theoretical Framework. </text:span><text:soft-page-break/><text:span text:style-name="T5">Journal of Educational Technology &amp; Society, 19(1), 292-307.<text:line-break/><text:tab/>Available at:</text:span><text:a xlink:type="simple" xlink:href="http://www.jstor.org/stable/jeductechsoci.19.1.292" text:style-name="Internet_20_link" text:visited-style-name="Visited_20_Internet_20_Link"><text:span text:style-name="T8"> </text:span></text:a><text:a xlink:type="simple" xlink:href="http://www.jstor.org/stable/jeductechsoci.19.1.292" text:style-name="Internet_20_link" text:visited-style-name="Visited_20_Internet_20_Link"><text:span text:style-name="T26">http://www.jstor.org/stable/jeductechsoci.19.1.292</text:span></text:a><text:span text:style-name="T26"><text:line-break/></text:span><text:span text:style-name="T5">Hawaii.edu(03, 2016). Digital libraries, electronic libraries and virtual libraries.<text:line-break/><text:tab/>Available at:</text:span><text:a xlink:type="simple" xlink:href="https://web.archive.org/web/20160307071432/http://www2.hawaii.edu/~chantiny/" text:style-name="Internet_20_link" text:visited-style-name="Visited_20_Internet_20_Link"><text:span text:style-name="T8"> </text:span></text:a><text:a xlink:type="simple" xlink:href="https://web.archive.org/web/20160307071432/http://www2.hawaii.edu/~chantiny/" text:style-name="Internet_20_link" text:visited-style-name="Visited_20_Internet_20_Link"><text:span text:style-name="T26">https://web.archive.org/web/20160307071432/http://www2.hawaii.edu/~chantiny/</text:span></text:a><text:a xlink:type="simple" xlink:href="https://web.archive.org/web/20160307071432/http://www2.hawaii.edu/~chantiny/DigiLib.html" text:style-name="Internet_20_link" text:visited-style-name="Visited_20_Internet_20_Link"><text:span text:style-name="T28"> </text:span></text:a><text:span text:style-name="T28"><text:tab/></text:span><text:a xlink:type="simple" xlink:href="https://web.archive.org/web/20160307071432/http://www2.hawaii.edu/~chantiny/DigiLib.html" text:style-name="Internet_20_link" text:visited-style-name="Visited_20_Internet_20_Link"><text:span text:style-name="T26">DigiLib.html</text:span></text:a><text:span text:style-name="T26"><text:line-break/></text:span><text:span text:style-name="T5">Lalrohlui, R (22 January 2021). "Application of Information And Communication Techology in Special Libraries in Aizawl: A Study" (2013). Mizoram University – via Digital Repository of Mizoram <text:tab/>University.<text:line-break/>Witten, I. H.; Bainbridge, David Nichols (2009). How to Build a Digital Library (2nd ed.). Morgan <text:tab/>Kaufman.<text:line-break/>Schatz, Bruce (1997). Information Retrieval in Digital Libraries: Bringing Search to the Net. Science.<text:line-break/>Oleg, Liber (October, 1999). A Framework for Pedagogical Evaluation of Virtual Learning Environments. Sandy, Britain: University of Wales – Bangor<text:line-break/>TopHat (2021). Virtual learning environment.<text:line-break/><text:tab/>Available at: </text:span><text:a xlink:type="simple" xlink:href="https://tophat.com/glossary/v/virtual-learning-environment/" text:style-name="Internet_20_link" text:visited-style-name="Visited_20_Internet_20_Link"><text:span text:style-name="T26">https://tophat.com/glossary/v/virtual-learning-environment/</text:span></text:a><text:span text:style-name="T2"><text:line-break/></text:span><text:span text:style-name="T5">Lexico Dictionaries(2020). Definition of Student by Oxford Dictionary on Lexico.com.<text:line-break/><text:tab/>Available at: </text:span><text:a xlink:type="simple" xlink:href="https://www.lexico.com/definition/student" text:style-name="Internet_20_link" text:visited-style-name="Visited_20_Internet_20_Link"><text:span text:style-name="T26">https://www.lexico.com/definition/student</text:span></text:a><text:span text:style-name="T5"><text:line-break/>Wikipedia (20 February 2021).Virtual learning environment. </text:span><text:span text:style-name="T26"><text:line-break/><text:tab/></text:span><text:span text:style-name="T27">Available at: </text:span><text:a xlink:type="simple" xlink:href="https://en.wikipedia.org/w/index.php" text:style-name="Internet_20_link" text:visited-style-name="Visited_20_Internet_20_Link"><text:span text:style-name="T26">https://en.wikipedia.org/w/index.php</text:span></text:a><text:a xlink:type="simple" xlink:href="https://en.wikipedia.org/w/index.php?title=Virtual_learning_environment&amp;oldid=1007885675" text:style-name="Internet_20_link" text:visited-style-name="Visited_20_Internet_20_Link"><text:span text:style-name="T26"> title=Virtual_learning_environment&amp;oldid=1007885675</text:span></text:a></text:p>
      <text:p text:style-name="P30"><text:span text:style-name="T5">Techradar (Feb, 2021). Best online learning platforms.<text:line-break/><text:tab/>Available at:</text:span><text:a xlink:type="simple" xlink:href="https://www.techradar.com/best/best-online-learning-platforms" text:style-name="Internet_20_link" text:visited-style-name="Visited_20_Internet_20_Link"><text:span text:style-name="T8"> </text:span></text:a><text:a xlink:type="simple" xlink:href="https://www.techradar.com/best/best-online-learning-platforms" text:style-name="Internet_20_link" text:visited-style-name="Visited_20_Internet_20_Link"><text:span text:style-name="T26">https://www.techradar.com/best/best-online-learning-platforms</text:span></text:a></text:p>
      <text:p text:style-name="P26">Videoblocksreview(2021). Best 8 Online Learning Platforms 2021 To Jumpstart Your Careers.</text:p>
      <text:p text:style-name="P30"><text:span text:style-name="T5">Available at:</text:span><text:a xlink:type="simple" xlink:href="https://sites.google.com/site/videoblocksreview/online-learning-platforms" text:style-name="Internet_20_link" text:visited-style-name="Visited_20_Internet_20_Link"><text:span text:style-name="T8"> </text:span></text:a><text:a xlink:type="simple" xlink:href="https://sites.google.com/site/videoblocksreview/online-learning-platforms" text:style-name="Internet_20_link" text:visited-style-name="Visited_20_Internet_20_Link"><text:span text:style-name="T26">https://sites.google.com/site/videoblocksreview/online-learning-platforms</text:span></text:a></text:p>
      <text:p text:style-name="P26">Becta.(2005). Virtual Learning Environments.</text:p>
      <text:p text:style-name="P30"><text:span text:style-name="T5">Available at: </text:span><text:a xlink:type="simple" xlink:href="http://www.iadt.ie/vle/whatisvle/section2.htm" text:style-name="Internet_20_link" text:visited-style-name="Visited_20_Internet_20_Link"><text:span text:style-name="T26">http://www.iadt.ie/vle/whatisvle/section2.htm</text:span></text:a><text:span text:style-name="T5"><text:line-break/>Schlosser, L. A., &amp; Simonson, M. R. (2006). Distance Education: Definition and Glossary of Terms <text:tab/>(2nd Ed.). Greenwich, CT: IAP/Information Age Pub.<text:line-break/>Wikipedia (7 May 2021). MongoDB.<text:line-break/><text:tab/>Available at:</text:span><text:a xlink:type="simple" xlink:href="https://en.wikipedia.org/wiki/MongoDB" text:style-name="Internet_20_link" text:visited-style-name="Visited_20_Internet_20_Link"><text:span text:style-name="T8"> </text:span></text:a><text:a xlink:type="simple" xlink:href="https://en.wikipedia.org/wiki/MongoDB" text:style-name="Internet_20_link" text:visited-style-name="Visited_20_Internet_20_Link"><text:span text:style-name="T26">https://en.wikipedia.org/wiki/MongoDB</text:span></text:a><text:span text:style-name="T26"><text:line-break/></text:span><text:soft-page-break/><text:span text:style-name="T5">Wikipedia (17 March 2021). ExpressJS.<text:line-break/><text:tab/>Available at: </text:span><text:a xlink:type="simple" xlink:href="https://en.wikipedia.org/wiki/Express.js" text:style-name="Internet_20_link" text:visited-style-name="Visited_20_Internet_20_Link"><text:span text:style-name="T26">https://en.wikipedia.org/wiki/Express.js</text:span></text:a><text:span text:style-name="T2"><text:line-break/></text:span><text:span text:style-name="T5">Wikipedia (17 March 2021). Student.<text:line-break/><text:tab/>Available at: </text:span><text:a xlink:type="simple" xlink:href="https://en.wikipedia.org/wiki/student" text:style-name="Internet_20_link" text:visited-style-name="Visited_20_Internet_20_Link"><text:span text:style-name="T2">https://en.wikipedia.org/wiki/student</text:span></text:a><text:span text:style-name="T8"> <text:line-break/></text:span><text:span text:style-name="T5">Wikipedia. (8 May 2021). React (Javascript library).<text:line-break/><text:tab/>Available at: </text:span><text:a xlink:type="simple" xlink:href="https://en.wikipedia.org/wiki/React_(JavaScript_library" text:style-name="Internet_20_link" text:visited-style-name="Visited_20_Internet_20_Link"><text:span text:style-name="T26">https://en.wikipedia.org/wiki/React_(JavaScript_library</text:span></text:a><text:span text:style-name="T5">)<text:line-break/>Wikipedia. (10 May 2021).Flutter (Software).<text:line-break/><text:tab/>Available at: https://en.wikipedia.org/wiki/Flutter_(software)</text:span></text:p>
      <text:p text:style-name="P27">Wikipedia (12 May 2021). Computer<text:line-break/><text:tab/>Available at: https://en.wikipedia.org/wiki/Computer</text:p>
      <text:p text:style-name="P12"><text:line-break/><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4T12:15:53.208585727</meta:creation-date>
    <dc:date>2021-06-16T09:18:26.938219457</dc:date>
    <meta:editing-duration>PT59M42S</meta:editing-duration>
    <meta:editing-cycles>11</meta:editing-cycles>
    <meta:generator>LibreOffice/6.4.6.2$Linux_X86_64 LibreOffice_project/40$Build-2</meta:generator>
    <meta:document-statistic meta:table-count="0" meta:image-count="0" meta:object-count="0" meta:page-count="14" meta:paragraph-count="109" meta:word-count="3747" meta:character-count="26022" meta:non-whitespace-character-count="22303"/>
  </office:meta>
</office:document-meta>
</file>